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Times New Roman"/>
    </style:style>
    <style:style style:name="P4" style:parent-style-name="Standard" style:family="paragraph">
      <style:text-properties style:font-name="Times New Roman"/>
    </style:style>
    <style:style style:name="P5" style:parent-style-name="Standard" style:family="paragraph">
      <style:text-properties style:font-name="Times New Roman"/>
    </style:style>
    <style:style style:name="P6" style:parent-style-name="Standard" style:family="paragraph">
      <style:text-properties style:font-name="Times New Roman"/>
    </style:style>
    <style:style style:name="P7" style:parent-style-name="Standard" style:family="paragraph">
      <style:text-properties style:font-name="Times New Roman"/>
    </style:style>
    <style:style style:name="P8" style:parent-style-name="Standard" style:family="paragraph">
      <style:text-properties style:font-name="Times New Roman"/>
    </style:style>
    <style:style style:name="P9" style:parent-style-name="Standard" style:family="paragraph">
      <style:text-properties style:font-name="Times New Roman"/>
    </style:style>
    <style:style style:name="P10" style:parent-style-name="Standard" style:family="paragraph">
      <style:text-properties style:font-name="Times New Roman"/>
    </style:style>
    <style:style style:name="P11" style:parent-style-name="Standard" style:family="paragraph">
      <style:text-properties style:font-name="Times New Roman"/>
    </style:style>
    <style:style style:name="P12" style:parent-style-name="Standard" style:family="paragraph">
      <style:text-properties style:font-name="Times New Roman"/>
    </style:style>
    <style:style style:name="P13" style:parent-style-name="Standard" style:family="paragraph">
      <style:text-properties style:font-name="Times New Roman"/>
    </style:style>
    <style:style style:name="P14" style:parent-style-name="Standard" style:family="paragraph">
      <style:text-properties style:font-name="Times New Roman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text-properties style:font-name="Times New Roman"/>
    </style:style>
    <style:style style:name="P17" style:parent-style-name="Standard" style:family="paragraph">
      <style:text-properties style:font-name="Times New Roman"/>
    </style:style>
    <style:style style:name="P18" style:parent-style-name="Standard" style:family="paragraph">
      <style:text-properties style:font-name="Times New Roman"/>
    </style:style>
    <style:style style:name="P19" style:parent-style-name="Standard" style:family="paragraph">
      <style:text-properties style:font-name="Times New Roman"/>
    </style:style>
    <style:style style:name="P20" style:parent-style-name="Standard" style:family="paragraph">
      <style:text-properties style:font-name="Times New Roman"/>
    </style:style>
    <style:style style:name="P21" style:parent-style-name="Standard" style:family="paragraph">
      <style:text-properties style:font-name="Times New Roman"/>
    </style:style>
    <style:style style:name="P22" style:parent-style-name="Standard" style:family="paragraph">
      <style:text-properties style:font-name="Times New Roman"/>
    </style:style>
    <style:style style:name="P23" style:parent-style-name="Standard" style:family="paragraph">
      <style:text-properties style:font-name="Times New Roman"/>
    </style:style>
    <style:style style:name="P24" style:parent-style-name="Standard" style:family="paragraph">
      <style:text-properties style:font-name="Times New Roman"/>
    </style:style>
    <style:style style:name="P25" style:parent-style-name="Standard" style:family="paragraph">
      <style:text-properties style:font-name="Times New Roman"/>
    </style:style>
    <style:style style:name="P26" style:parent-style-name="Standard" style:family="paragraph">
      <style:text-properties style:font-name="Times New Roman"/>
    </style:style>
    <style:style style:name="P27" style:parent-style-name="Standard" style:family="paragraph">
      <style:text-properties style:font-name="Times New Roman"/>
    </style:style>
    <style:style style:name="P28" style:parent-style-name="Standard" style:family="paragraph">
      <style:text-properties style:font-name="Times New Roman"/>
    </style:style>
    <style:style style:name="P29" style:parent-style-name="Standard" style:family="paragraph">
      <style:text-properties style:font-name="Times New Roman"/>
    </style:style>
    <style:style style:name="P30" style:parent-style-name="Standard" style:family="paragraph">
      <style:text-properties style:font-name="Times New Roman"/>
    </style:style>
    <style:style style:name="P31" style:parent-style-name="Standard" style:family="paragraph">
      <style:text-properties style:font-name="Times New Roman"/>
    </style:style>
    <style:style style:name="P32" style:parent-style-name="Standard" style:family="paragraph">
      <style:text-properties style:font-name="Times New Roman"/>
    </style:style>
    <style:style style:name="P33" style:parent-style-name="Standard" style:family="paragraph">
      <style:text-properties style:font-name="Times New Roman"/>
    </style:style>
    <style:style style:name="P34" style:parent-style-name="Standard" style:family="paragraph">
      <style:text-properties style:font-name="Times New Roman"/>
    </style:style>
    <style:style style:name="P35" style:parent-style-name="Standard" style:family="paragraph">
      <style:text-properties style:font-name="Times New Roman"/>
    </style:style>
    <style:style style:name="P36" style:parent-style-name="Standard" style:family="paragraph">
      <style:text-properties style:font-name="Times New Roman"/>
    </style:style>
    <style:style style:name="P37" style:parent-style-name="Standard" style:family="paragraph">
      <style:text-properties style:font-name="Times New Roman"/>
    </style:style>
    <style:style style:name="P38" style:parent-style-name="Standard" style:family="paragraph">
      <style:text-properties style:font-name="Times New Roman"/>
    </style:style>
    <style:style style:name="P39" style:parent-style-name="Standard" style:family="paragraph">
      <style:text-properties style:font-name="Times New Roman"/>
    </style:style>
    <style:style style:name="P40" style:parent-style-name="Standard" style:family="paragraph">
      <style:text-properties style:font-name="Times New Roman"/>
    </style:style>
    <style:style style:name="P41" style:parent-style-name="Standard" style:family="paragraph">
      <style:paragraph-properties fo:break-before="page" fo:text-align="center"/>
    </style:style>
    <style:style style:name="T42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style:font-name="Times New Roman"/>
    </style:style>
    <style:style style:name="P44" style:parent-style-name="Standard" style:family="paragraph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P46" style:parent-style-name="Standard" style:family="paragraph">
      <style:text-properties style:font-name="Times New Roman"/>
    </style:style>
    <style:style style:name="P47" style:parent-style-name="Standard" style:family="paragraph">
      <style:text-properties style:font-name="Times New Roman"/>
    </style:style>
    <style:style style:name="P48" style:parent-style-name="Standard" style:family="paragraph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P50" style:parent-style-name="Standard" style:family="paragraph">
      <style:text-properties style:font-name="Times New Roman"/>
    </style:style>
    <style:style style:name="P51" style:parent-style-name="Standard" style:family="paragraph">
      <style:text-properties style:font-name="Times New Roman"/>
    </style:style>
    <style:style style:name="P52" style:parent-style-name="Standard" style:family="paragraph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P54" style:parent-style-name="Standard" style:family="paragraph">
      <style:text-properties style:font-name="Times New Roman"/>
    </style:style>
    <style:style style:name="P55" style:parent-style-name="Standard" style:family="paragraph">
      <style:text-properties style:font-name="Times New Roman"/>
    </style:style>
    <style:style style:name="P56" style:parent-style-name="Standard" style:family="paragraph">
      <style:text-properties style:font-name="Times New Roman"/>
    </style:style>
    <style:style style:name="P57" style:parent-style-name="Standard" style:family="paragraph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P61" style:parent-style-name="Standard" style:family="paragraph">
      <style:text-properties style:font-name="Times New Roman"/>
    </style:style>
    <style:style style:name="P62" style:parent-style-name="Standard" style:family="paragraph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P64" style:parent-style-name="Standard" style:family="paragraph">
      <style:text-properties style:font-name="Times New Roman"/>
    </style:style>
    <style:style style:name="P65" style:parent-style-name="Standard" style:family="paragraph">
      <style:text-properties style:font-name="Times New Roman"/>
    </style:style>
    <style:style style:name="P66" style:parent-style-name="Standard" style:family="paragraph">
      <style:text-properties style:font-name="Times New Roman"/>
    </style:style>
    <style:style style:name="P67" style:parent-style-name="Standard" style:family="paragraph">
      <style:text-properties style:font-name="Times New Roman"/>
    </style:style>
    <style:style style:name="P68" style:parent-style-name="Standard" style:family="paragraph">
      <style:text-properties style:font-name="Times New Roman"/>
    </style:style>
    <style:style style:name="P69" style:parent-style-name="Standard" style:family="paragraph">
      <style:text-properties style:font-name="Times New Roman"/>
    </style:style>
    <style:style style:name="P70" style:parent-style-name="Standard" style:family="paragraph">
      <style:text-properties style:font-name="Times New Roman"/>
    </style:style>
    <style:style style:name="P71" style:parent-style-name="Standard" style:family="paragraph">
      <style:text-properties style:font-name="Times New Roman"/>
    </style:style>
    <style:style style:name="P72" style:parent-style-name="Standard" style:family="paragraph">
      <style:text-properties style:font-name="Times New Roman"/>
    </style:style>
    <style:style style:name="P73" style:parent-style-name="Standard" style:family="paragraph">
      <style:text-properties style:font-name="Times New Roman"/>
    </style:style>
    <style:style style:name="P74" style:parent-style-name="Standard" style:family="paragraph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P76" style:parent-style-name="Standard" style:family="paragraph">
      <style:text-properties style:font-name="Times New Roman"/>
    </style:style>
    <style:style style:name="P77" style:parent-style-name="Standard" style:family="paragraph">
      <style:text-properties style:font-name="Times New Roman"/>
    </style:style>
    <style:style style:name="P78" style:parent-style-name="Standard" style:family="paragraph">
      <style:text-properties style:font-name="Times New Roman"/>
    </style:style>
    <style:style style:name="P79" style:parent-style-name="Standard" style:family="paragraph">
      <style:text-properties style:font-name="Times New Roman"/>
    </style:style>
    <style:style style:name="P80" style:parent-style-name="Standard" style:family="paragraph">
      <style:text-properties style:font-name="Times New Roman"/>
    </style:style>
    <style:style style:name="P81" style:parent-style-name="Standard" style:family="paragraph">
      <style:paragraph-properties fo:break-before="page"/>
      <style:text-properties style:font-name="Times New Roman"/>
    </style:style>
  </office:automatic-styles>
  <office:body>
    <office:text text:use-soft-page-breaks="true">
      <text:p text:style-name="P1"><text:span text:style-name="T2">MINIMUM</text:span></text:p>
      <text:p text:style-name="P3"/>
      <text:p text:style-name="P4">CLONATION vers le HDD</text:p>
      <text:p text:style-name="P5"/>
      <text:p text:style-name="P6"><text:tab/>git clone nomdudepot</text:p>
      <text:p text:style-name="P7"/>
      <text:p text:style-name="P8"/>
      <text:p text:style-name="P9">UPDATE vers le HDD</text:p>
      <text:p text:style-name="P10"/>
      <text:p text:style-name="P11"><text:tab/>git status</text:p>
      <text:p text:style-name="P12"><text:tab/>git pull</text:p>
      <text:p text:style-name="P13"/>
      <text:p text:style-name="P14">CREER sur Github</text:p>
      <text:p text:style-name="P15"/>
      <text:p text:style-name="P16"><text:tab/>git init</text:p>
      <text:p text:style-name="P17"><text:tab/>git add -A</text:p>
      <text:p text:style-name="P18"><text:tab/>git commit -m « message à montrer »</text:p>
      <text:p text:style-name="P19"><text:tab/>git<text:s/>remote add futurnomdudepot liendudepot</text:p>
      <text:p text:style-name="P20"><text:tab/>git push <text:s/>futurnomdudepot master</text:p>
      <text:p text:style-name="P21"/>
      <text:p text:style-name="P22"/>
      <text:p text:style-name="P23">ENVOYER 1ere fois sur GitHub</text:p>
      <text:p text:style-name="P24"><text:tab/></text:p>
      <text:p text:style-name="P25"><text:tab/>git checkout -b nom_nouvelle_branche</text:p>
      <text:p text:style-name="P26"><text:tab/>git add nomdudossier/</text:p>
      <text:p text:style-name="P27"><text:tab/>git commit -m « Message »</text:p>
      <text:p text:style-name="P28"><text:tab/>git push nomdudepot nomdelabranche</text:p>
      <text:p text:style-name="P29"/>
      <text:p text:style-name="P30">UPDATE sur GitHub</text:p>
      <text:p text:style-name="P31"/>
      <text:p text:style-name="P32"><text:tab/>git<text:s/>add nomdufichier nomdufichier nomdufichier</text:p>
      <text:p text:style-name="P33"><text:tab/>git commit -m «Modifications faites»</text:p>
      <text:p text:style-name="P34"><text:tab/>git push nomdudepot nomdelabranche</text:p>
      <text:p text:style-name="P35"/>
      <text:p text:style-name="P36">Si ça veut pas changer de branche car modif</text:p>
      <text:p text:style-name="P37">Git sash <text:s/>Pour sauvegarder des modif dans memore proviso ire</text:p>
      <text:p text:style-name="P38">Changer de branche</text:p>
      <text:p text:style-name="P39">Revenir sur la branche</text:p>
      <text:p text:style-name="P40">Git stash pop IMPORTANT pour récupérer les changements qu’ont avait fait !!!</text:p>
      <text:soft-page-break/>
      <text:p text:style-name="P41"><text:span text:style-name="T42">ANALYSE</text:span></text:p>
      <text:p text:style-name="P43"/>
      <text:p text:style-name="P44"><text:tab/><text:tab/>Tout en local tant que pas de push</text:p>
      <text:p text:style-name="P45"/>
      <text:p text:style-name="P46">CLONATION vers le HDD</text:p>
      <text:p text:style-name="P47"/>
      <text:p text:style-name="P48"><text:tab/>git clone nomdudepot<text:s/><text:tab/>//nomdudepot qu’on a rentré avec liendudepot<text:s/>si doute alors</text:p>
      <text:p text:style-name="P49"><text:tab/><text:tab/>git remove -v<text:s/><text:tab/><text:tab/>//pour lister les nomdesdépots avec les liendudepot associé</text:p>
      <text:p text:style-name="P50"/>
      <text:p text:style-name="P51">UPDATE vers le HDD</text:p>
      <text:p text:style-name="P52"/>
      <text:p text:style-name="P53"><text:tab/>git status<text:s/><text:tab/>//pour voir la différence avec le GitHub // si on veut des details alors</text:p>
      <text:p text:style-name="P54"><text:tab/><text:tab/>git diff</text:p>
      <text:p text:style-name="P55"><text:tab/>git pull<text:s/><text:tab/>//pour mettre à jour depuis<text:s/>GitHub</text:p>
      <text:p text:style-name="P56"/>
      <text:p text:style-name="P57">CREER nouveau dépot sur Github</text:p>
      <text:p text:style-name="P58"/>
      <text:p text:style-name="P59"><text:tab/>git init<text:s/><text:tab/><text:tab/><text:tab/><text:tab/>//pour préparer</text:p>
      <text:p text:style-name="P60"><text:tab/>git add -A<text:s/><text:tab/><text:tab/><text:tab/>//pour mettre les fichier du dossier sur la RAM //-A = tous les fichier du ll</text:p>
      <text:p text:style-name="P61"><text:tab/>git commit -m « message à montrer »<text:s/><text:tab/>//Pour associer des commentaires aux fichier sur la RAM</text:p>
      <text:p text:style-name="P62"><text:tab/>git remote add futurnomdudepot liendudepot //Pour nommer facilement le dépot (lien fini en ,git)</text:p>
      <text:p text:style-name="P63"><text:tab/>git push <text:s/>futurnomdudepot master<text:tab/>//pour envoyer notre branche master sur notre Github et donc le creer</text:p>
      <text:p text:style-name="P64"/>
      <text:p text:style-name="P65"/>
      <text:p text:style-name="P66">ENVOYER 1ere fois sur GitHub</text:p>
      <text:p text:style-name="P67"><text:tab/></text:p>
      <text:p text:style-name="P68"><text:tab/>git checkout -b nom_nouvelle_branche<text:s/><text:tab/><text:tab/>//Pour garder la branche master saine</text:p>
      <text:p text:style-name="P69"><text:tab/>git add nomdudossier/<text:tab/><text:tab/>//ATTENTION au / pour les dossier</text:p>
      <text:p text:style-name="P70"><text:tab/>git commit -m « Message »<text:tab/><text:tab/>//Généralement ivi rien ou V1</text:p>
      <text:p text:style-name="P71"><text:tab/>git push nomdudepot nomdelabranche<text:tab/>//nom de la branche actuelle en bleu<text:tab/>//si<text:s/>doute dans le nomdudepot</text:p>
      <text:p text:style-name="P72"><text:tab/><text:tab/>git remove -v<text:s/><text:tab/><text:tab/>//pour lister les nomdesdépots avec les liendudepot associé</text:p>
      <text:p text:style-name="P73"/>
      <text:p text:style-name="P74">UPDATE sur GitHub</text:p>
      <text:p text:style-name="P75"/>
      <text:p text:style-name="P76"><text:tab/>git add nomdufichier nomdufichier nomdufichier<text:tab/><text:tab/>//plusieurs fichiers d’1 coup avec des espaces</text:p>
      <text:p text:style-name="P77"><text:tab/>git commit -m «Modifications faites»</text:p>
      <text:p text:style-name="P78"><text:tab/>git push nomdudepot nomdelabranche</text:p>
      <text:p text:style-name="P79"/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cda609</dc:creator>
    <meta:creation-date>2017-10-20T23:40:00Z</meta:creation-date>
    <dc:date>2021-02-09T14:36:00Z</dc:date>
    <meta:template xlink:href="Normal.dotm" xlink:type="simple"/>
    <meta:editing-cycles>4</meta:editing-cycles>
    <meta:editing-duration>PT2820S</meta:editing-duration>
    <meta:document-statistic meta:page-count="3" meta:paragraph-count="4" meta:word-count="342" meta:character-count="2222" meta:row-count="15" meta:non-whitespace-character-count="1884"/>
  </office:meta>
</office:document-meta>
</file>